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DispatcherServletInitializer.createRoo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ispatcherServlet.MyDispatcherServlet( WebApplicationContext web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MockServletContext.addServlet( String servletName , Servlet servl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MyDispatcherServletInitializer.getServletMappin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ispatcherServletInitializer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ispatcherServletInitializer.createDispatcherServlet( WebApplicationContext servletApp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DispatcherServletInitializer.createServl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yDispatcherServletInitializer.customizeRegistration( ServletRegistration . Dynamic regist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spatcherServletInitializerTests.regis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